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itle">
      <style:text-properties officeooo:rsid="0022bb27"/>
    </style:style>
    <style:style style:name="P3" style:family="paragraph" style:parent-style-name="Text_20_body">
      <style:paragraph-properties fo:text-align="end" style:justify-single-word="false"/>
      <style:text-properties officeooo:rsid="0022bb27"/>
    </style:style>
    <style:style style:name="P4" style:family="paragraph" style:parent-style-name="Heading_20_1">
      <style:text-properties officeooo:rsid="0071347c" officeooo:paragraph-rsid="0071347c"/>
    </style:style>
    <style:style style:name="P5" style:family="paragraph" style:parent-style-name="Text_20_body">
      <style:text-properties officeooo:rsid="0071347c" officeooo:paragraph-rsid="0071347c"/>
    </style:style>
    <style:style style:name="P6" style:family="paragraph" style:parent-style-name="Text_20_body">
      <style:text-properties officeooo:rsid="0071347c" officeooo:paragraph-rsid="0072f0e9"/>
    </style:style>
    <style:style style:name="P7" style:family="paragraph" style:parent-style-name="Text_20_body">
      <style:text-properties officeooo:paragraph-rsid="0071347c"/>
    </style:style>
    <style:style style:name="P8" style:family="paragraph" style:parent-style-name="Text_20_body">
      <style:text-properties officeooo:rsid="0072f0e9" officeooo:paragraph-rsid="0072f0e9"/>
    </style:style>
    <style:style style:name="P9" style:family="paragraph" style:parent-style-name="Text_20_body">
      <style:text-properties fo:font-style="normal" officeooo:rsid="0072f0e9" officeooo:paragraph-rsid="0072f0e9" style:font-style-asian="normal" style:font-style-complex="normal"/>
    </style:style>
    <style:style style:name="P10" style:family="paragraph" style:parent-style-name="Text_20_body">
      <style:text-properties fo:font-style="normal" officeooo:rsid="00742f8f" officeooo:paragraph-rsid="00742f8f" style:font-style-asian="normal" style:font-style-complex="normal"/>
    </style:style>
    <style:style style:name="P11" style:family="paragraph" style:parent-style-name="Text_20_body">
      <style:text-properties fo:font-style="normal" officeooo:rsid="0075899b" officeooo:paragraph-rsid="0075899b" style:font-style-asian="normal" style:font-style-complex="normal"/>
    </style:style>
    <style:style style:name="T1" style:family="text">
      <style:text-properties officeooo:rsid="007134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72f0e9" style:font-style-asian="italic" style:font-style-complex="italic"/>
    </style:style>
    <style:style style:name="T4" style:family="text">
      <style:text-properties fo:font-style="italic" officeooo:rsid="00742f8f" style:font-style-asian="italic" style:font-style-complex="italic"/>
    </style:style>
    <style:style style:name="T5" style:family="text">
      <style:text-properties fo:font-style="italic" officeooo:rsid="0077044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72f0e9" style:font-style-asian="normal" style:font-style-complex="normal"/>
    </style:style>
    <style:style style:name="T8" style:family="text">
      <style:text-properties officeooo:rsid="00742f8f"/>
    </style:style>
    <style:style style:name="T9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file-name text:display="name">BeagleLogga Calibration</text:file-name></text:p>
      <text:p text:style-name="P3"><text:file-name text:display="path">/Users/Emmet/Projects/DAQ_BBC_Hat/</text:file-name></text:p>
      <text:h text:style-name="P4" text:outline-level="1">CAN</text:h>
      <text:p text:style-name="P7"><text:span text:style-name="T1">Should stay how telemetry is going</text:span></text:p>
      <text:h text:style-name="P4" text:outline-level="1">Data</text:h>
      <text:p text:style-name="P5">Just going to have a C file with a whole bunch of function templates and <text:span text:style-name="T2">#defines</text:span><text:span text:style-name="T6"> to do the parsing. This enables somewhat complex transfer functions as well as lookup table interpolation! </text:span></text:p>
      <text:p text:style-name="P8"><text:span text:style-name="T6">Is it possible to do an array of functions with different definitions? :o</text:span></text:p>
      <text:p text:style-name="P5"><text:span text:style-name="T6">Keep this for the digital inputs too, simplicity</text:span></text:p>
      <text:p text:style-name="P6"><text:span text:style-name="T6">Have this easily accessable to the general user!</text:span></text:p>
      <text:p text:style-name="P6"><text:span text:style-name="T7">eg<text:tab/><text:tab/></text:span><text:span text:style-name="T3">float channel1_calib(int32 input_1) { <text:tab/><text:tab/><text:tab/>// ADC Conversion</text:span></text:p>
      <text:p text:style-name="P6"><text:span text:style-name="T3"><text:tab/><text:tab/><text:tab/>float scaling_factor = 0.9187;</text:span></text:p>
      <text:p text:style-name="P6"><text:span text:style-name="T3"><text:tab/><text:tab/><text:tab/>float offset = 4.434;</text:span></text:p>
      <text:p text:style-name="P6"><text:span text:style-name="T3"><text:tab/><text:tab/><text:tab/>return <text:s/>scaling_factor* adc_1 + <text:s/>offset;</text:span></text:p>
      <text:p text:style-name="P8"><text:span text:style-name="T2"><text:tab/><text:tab/>}</text:span></text:p>
      <text:p text:style-name="P9">or:<text:tab/><text:tab/><text:span text:style-name="T2">float channel2_calib(int32 input_2) {<text:tab/><text:tab/><text:tab/>// Look up Table</text:span></text:p>
      <text:p text:style-name="P9"><text:span text:style-name="T2"><text:tab/><text:tab/><text:tab/>float lu_table[5] = {0, 0.5, 1.5, 2.5, 5.5};</text:span></text:p>
      <text:p text:style-name="P9"><text:span text:style-name="T2"><text:tab/><text:tab/><text:tab/>uint8_t lu_baseline[5] = {0, 100, 200, 300, 400};</text:span></text:p>
      <text:p text:style-name="P9"><text:span text:style-name="T2"><text:tab/><text:tab/><text:tab/>return iterpolate( adc_2, u_baseline, <text:s/>lu_table);</text:span></text:p>
      <text:p text:style-name="P9"><text:span text:style-name="T2"><text:tab/><text:tab/>}</text:span></text:p>
      <text:p text:style-name="P9"><text:span text:style-name="T2">or:<text:tab/><text:tab/>float channel3_calib(int32 input_3) {<text:tab/><text:tab/><text:tab/>// Digital</text:span></text:p>
      <text:p text:style-name="P9"><text:span text:style-name="T2"><text:tab/><text:tab/><text:tab/>if ( <text:s/>input_3 &gt; 1)</text:span></text:p>
      <text:p text:style-name="P9"><text:span text:style-name="T2"><text:tab/><text:tab/><text:tab/><text:tab/>return 1;</text:span></text:p>
      <text:p text:style-name="P9"><text:span text:style-name="T2"><text:tab/><text:tab/><text:tab/>else</text:span></text:p>
      <text:p text:style-name="P9"><text:span text:style-name="T2"><text:tab/><text:tab/><text:tab/><text:tab/>return 0;</text:span></text:p>
      <text:p text:style-name="P9"><text:span text:style-name="T2"><text:tab/><text:tab/>}</text:span></text:p>
      <text:p text:style-name="P10"><text:soft-page-break/>This isnt overly elegant, but it gives the most amount of power and requires sweet fa coding experience above 1<text:span text:style-name="T9">st</text:span> year! </text:p>
      <text:p text:style-name="P10">Will need decent docs, but can be done elegantly.</text:p>
      <text:p text:style-name="P11">Could give system defines and constants, ie <text:span text:style-name="T2">float toVoltge(uint</text:span><text:span text:style-name="T5">8</text:span><text:span text:style-name="T2"> input, </text:span><text:span text:style-name="T5">uint32 value</text:span><text:span text:style-name="T2">), sampleRate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ttention" style:family="paragraph" style:parent-style-name="Text_20_body" style:next-style-name="Text_20_body">
      <loext:graphic-properties draw:fill="none" draw:fill-color="#729fcf"/>
      <style:paragraph-properties fo:text-align="start" style:justify-single-word="false" fo:background-color="transparent" style:writing-mode="page">
        <style:tab-stops/>
      </style:paragraph-properties>
      <style:text-properties fo:color="#ff0000" fo:font-size="14pt" fo:font-weight="bold" officeooo:rsid="006fcc83" fo:background-color="#ffff00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Logga Calibration</text:file-name><text:tab/><text:tab/><text:date style:data-style-name="N84" text:date-value="2017-05-03T01:29:02.579964688" text:fixed="true">2017-05-03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1:29:02.982047000</meta:creation-date>
    <meta:editing-duration>PT22M42S</meta:editing-duration>
    <meta:editing-cycles>6</meta:editing-cycles>
    <meta:generator>LibreOffice/5.3.0.3$MacOSX_X86_64 LibreOffice_project/7074905676c47b82bbcfbea1aeefc84afe1c50e1</meta:generator>
    <dc:title>LibreTemplate</dc:title>
    <dc:date>2017-05-03T01:51:45.533416000</dc:date>
    <meta:document-statistic meta:table-count="0" meta:image-count="0" meta:object-count="0" meta:page-count="2" meta:paragraph-count="29" meta:word-count="191" meta:character-count="1248" meta:non-whitespace-character-count="1031"/>
    <meta:template xlink:type="simple" xlink:actuate="onRequest" xlink:title="LibreTemplate" xlink:href="../../../Library/Application%20Support/LibreOffice/4/user/template/LibreTemplate.ott" meta:date="2017-05-03T01:29:02.579881000"/>
  </office:meta>
</office:document-meta>
</file>